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B700000147349B187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1.614cm" svg:height="8.651cm" svg:x="0.186cm" svg:y="0.9cm">
          <draw:image xlink:href="Pictures/10000201000001B700000147349B187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06-25T19:01:28</meta:creation-date>
    <dc:date>2016-06-25T19:15:35</dc:date>
    <dc:creator>tokai </dc:creator>
    <meta:editing-duration>P0D</meta:editing-duration>
    <meta:editing-cycles>1</meta:editing-cycles>
    <meta:document-statistic meta:object-count="1"/>
    <meta:generator>LibreOffice/3.5$Linux_x86 LibreOffice_project/350m1$Build-2</meta:generator>
  </office:meta>
</office:document-meta>
</file>